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Regular" svg:font-family="MontserratRegular, sans-serif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fo:font-weight="bold" officeooo:rsid="001bc5f8" officeooo:paragraph-rsid="001bc5f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1" fo:font-size="12pt" fo:font-weight="bold" officeooo:rsid="001d4d23" officeooo:paragraph-rsid="001d4d2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1" fo:font-size="12pt" fo:font-weight="bold" officeooo:rsid="001e2217" officeooo:paragraph-rsid="001e2217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1" fo:font-size="12pt" fo:font-weight="bold" officeooo:rsid="001e2217" officeooo:paragraph-rsid="00201698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1" fo:font-size="12pt" fo:font-weight="bold" officeooo:rsid="0020bd0c" officeooo:paragraph-rsid="0020bd0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1" fo:font-size="12pt" officeooo:paragraph-rsid="001e2217" style:font-size-asian="12pt" style:font-size-complex="12pt"/>
    </style:style>
    <style:style style:name="P7" style:family="paragraph" style:parent-style-name="Standard">
      <style:text-properties style:font-name="Arial1" fo:font-size="12pt" officeooo:paragraph-rsid="00201698" style:font-size-asian="12pt" style:font-size-complex="12pt"/>
    </style:style>
    <style:style style:name="P8" style:family="paragraph" style:parent-style-name="Standard">
      <style:text-properties style:font-name="Arial1" fo:font-size="12pt" officeooo:paragraph-rsid="0020bd0c" style:font-size-asian="12pt" style:font-size-complex="12pt"/>
    </style:style>
    <style:style style:name="P9" style:family="paragraph" style:parent-style-name="Standard">
      <style:text-properties style:font-name="Arial1" fo:font-size="12pt" officeooo:rsid="002487ab" officeooo:paragraph-rsid="002487ab" style:font-size-asian="12pt" style:font-size-complex="12pt"/>
    </style:style>
    <style:style style:name="P10" style:family="paragraph" style:parent-style-name="Standard">
      <style:text-properties style:font-name="Arial1" fo:font-size="12pt" officeooo:paragraph-rsid="002487ab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1698" style:font-weight-asian="normal" style:font-weight-complex="normal"/>
    </style:style>
    <style:style style:name="T3" style:family="text">
      <style:text-properties fo:font-weight="normal" officeooo:rsid="001e2217" style:font-weight-asian="normal" style:font-weight-complex="normal"/>
    </style:style>
    <style:style style:name="T4" style:family="text">
      <style:text-properties fo:font-weight="normal" officeooo:rsid="0022acd5" style:font-weight-asian="normal" style:font-weight-complex="normal"/>
    </style:style>
    <style:style style:name="T5" style:family="text">
      <style:text-properties fo:font-weight="normal" officeooo:rsid="0020bd0c" style:font-weight-asian="normal" style:font-weight-complex="normal"/>
    </style:style>
    <style:style style:name="T6" style:family="text">
      <style:text-properties fo:font-weight="normal" officeooo:rsid="002487ab" style:font-weight-asian="normal" style:font-weight-complex="normal"/>
    </style:style>
    <style:style style:name="T7" style:family="text">
      <style:text-properties fo:font-variant="normal" fo:text-transform="none" fo:color="#333333" loext:opacity="100%" style:font-name="MontserratRegular" fo:font-size="12.75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333333" loext:opacity="100%" style:font-name="MontserratRegular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loext:opacity="0%" fo:letter-spacing="normal" fo:font-style="normal"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<text:span text:style-name="T1"> Ivo Henrique Provensi Vieira</text:span></text:p>
      <text:p text:style-name="P1">Matrícula:<text:span text:style-name="T1"> 201910633</text:span></text:p>
      <text:p text:style-name="P1"><text:span text:style-name="T1"/></text:p>
      <text:p text:style-name="P1"><text:span text:style-name="T1">Exercícios da aula assíncrona – 09/12/2021</text:span></text:p>
      <text:p text:style-name="P1"><text:span text:style-name="T1"/></text:p>
      <text:p text:style-name="P1"><text:span text:style-name="T1">1. a)</text:span></text:p>
      <text:p text:style-name="P1"><text:span text:style-name="T1"><text:tab/></text:span><text:span text:style-name="T1"><draw:frame draw:style-name="fr1" draw:name="Object3" text:anchor-type="as-char" svg:y="-0.4701in" svg:width="2.4957in" svg:height="0.8571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pan text:style-name="T1">1. b)</text:span></text:p>
      <text:p text:style-name="P1"><text:span text:style-name="T1"><text:tab/></text:span><text:span text:style-name="T1"><draw:frame draw:style-name="fr1" draw:name="Object1" text:anchor-type="as-char" svg:y="-0.4701in" svg:width="2.4957in" svg:height="0.8571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span text:style-name="T1"/></text:p>
      <text:p text:style-name="P2"><text:span text:style-name="T1">1. c)</text:span></text:p>
      <text:p text:style-name="P2"><text:span text:style-name="T1"><text:tab/></text:span><text:span text:style-name="T1"><draw:frame draw:style-name="fr1" draw:name="Object2" text:anchor-type="as-char" svg:y="-0.4701in" svg:width="2.4957in" svg:height="0.8571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"><text:span text:style-name="T1"/></text:p>
      <text:p text:style-name="P2"><text:span text:style-name="T1">1. d)</text:span></text:p>
      <text:p text:style-name="P2"><text:span text:style-name="T1"><text:tab/></text:span><text:span text:style-name="T1"><draw:frame draw:style-name="fr1" draw:name="Object4" text:anchor-type="as-char" svg:y="-0.511in" svg:width="1.8799in" svg:height="0.939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"><text:span text:style-name="T1">1. e)</text:span></text:p>
      <text:p text:style-name="P2"><text:span text:style-name="T1"><text:tab/></text:span><text:span text:style-name="T1"><draw:frame draw:style-name="fr1" draw:name="Object5" text:anchor-type="as-char" svg:y="-0.511in" svg:width="1.972in" svg:height="0.939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"><text:span text:style-name="T1"/></text:p>
      <text:p text:style-name="P3"><text:span text:style-name="T1">2.</text:span></text:p>
      <text:p text:style-name="P3"><text:span text:style-name="T1"><text:tab/>1. Traslada o ponto fixo para a origem</text:span></text:p>
      <text:p text:style-name="P3"><text:span text:style-name="T1"><text:tab/>2. Aplica a transformação da Escala</text:span></text:p>
      <text:p text:style-name="P3"><text:span text:style-name="T1"><text:tab/>3. Traslada o ponto fixo de volta a posição original</text:span></text:p>
      <text:p text:style-name="P3"><text:span text:style-name="T1"/></text:p>
      <text:p text:style-name="P3"><text:span text:style-name="T1"><text:tab/></text:span><text:span text:style-name="T1"><draw:frame draw:style-name="fr1" draw:name="Object6" text:anchor-type="as-char" svg:y="-0.152in" svg:width="3.0256in" svg:height="0.2126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"><text:span text:style-name="T1"/></text:p>
      <text:p text:style-name="P3"><text:span text:style-name="T1"><text:tab/></text:span><text:span text:style-name="T1"><draw:frame draw:style-name="fr1" draw:name="Object7" text:anchor-type="as-char" svg:y="-0.5189in" svg:width="1.7083in" svg:height="0.9508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3"><text:soft-page-break/><text:span text:style-name="T1"/></text:p>
      <text:p text:style-name="P3"><text:span text:style-name="T2">3</text:span><text:span text:style-name="T1">.</text:span></text:p>
      <text:p text:style-name="P6"><text:span text:style-name="T3"><text:tab/></text:span><text:span text:style-name="T2">1. Translado o objeto de forma que o eixo de rotação coincida com o eixo paralelo de coordenadas</text:span></text:p>
      <text:p text:style-name="P4"><text:span text:style-name="T1"><text:tab/></text:span><text:span text:style-name="T2">2. Executa a Rotação</text:span></text:p>
      <text:p text:style-name="P7"><text:span text:style-name="T2"><text:tab/>3. Translado o objeto de forma que o eixo de rotação é movido de volta a posição original </text:span><text:span text:style-name="T3"><text:tab/></text:span></text:p>
      <text:p text:style-name="P3"><text:span text:style-name="T1"/></text:p>
      <text:p text:style-name="P5"><text:span text:style-name="T1">4.</text:span></text:p>
      <text:p text:style-name="P8"><text:span text:style-name="T5"><text:tab/></text:span><text:span text:style-name="T4">É uma transformada que permite que a janela exiba um pedaço do mundo. Uma forma de se efetuar esta transformação é especificando uma região retangular em coordenadas do mundo, chamada de janela de coordenadas do mundo, e uma região retangular correspondente em coordenadas de tela, chamada de Porta de Visão (Viewport), em que a janela em coordenadas do mundo real é mapeada. Uma janela pode ter mais de uma porta de visão, se a janela e a porta de visão não tiverem a mesma razão largura-altura </text:span><text:span text:style-name="T6">uma escala não uniforme é aplicada</text:span></text:p>
      <text:p text:style-name="P8"><text:span text:style-name="T6"/></text:p>
      <text:p text:style-name="P9"><text:span text:style-name="T1">5.</text:span></text:p>
      <text:p text:style-name="P10"><text:span text:style-name="T6"><text:tab/>Na projeção em perspectiva, quanto mais longe do ponto, menor ele fica, e vice versa, o que não acontece na projeção paralela. </text:span><text:span text:style-name="T10">na projeção paralela, o centro da projeção está no infinito, enquanto na projeção prospectiva, o centro da projeção está em um ponto.</text:span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Regular" svg:font-family="MontserratRegular, sans-serif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13:59:14.819000000</meta:creation-date>
    <dc:date>2021-12-11T15:13:33.265000000</dc:date>
    <meta:editing-duration>PT33M35S</meta:editing-duration>
    <meta:editing-cycles>5</meta:editing-cycles>
    <meta:generator>LibreOffice/7.2.4.1$Windows_X86_64 LibreOffice_project/27d75539669ac387bb498e35313b970b7fe9c4f9</meta:generator>
    <meta:document-statistic meta:table-count="0" meta:image-count="0" meta:object-count="7" meta:page-count="2" meta:paragraph-count="27" meta:word-count="226" meta:character-count="1268" meta:non-whitespace-character-count="1043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row>
                  <mi>z</mi>
                  <mi>'</mi>
                </mrow>
              </mtd>
            </mtr>
            <mtr>
              <mtd>
                <mn>1</mn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i>cos</mi>
                    <mi>θ</mi>
                  </mrow>
                </mtd>
                <mtd>
                  <mrow>
                    <mrow>
                      <mo stretchy="false">−</mo>
                      <mi mathvariant="italic">sen</mi>
                    </mrow>
                    <mi>θ</mi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i mathvariant="italic">sen</mi>
                    <mi>θ</mi>
                  </mrow>
                </mtd>
                <mtd>
                  <mrow>
                    <mi>cos</mi>
                    <mi>θ</mi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form="postfix" stretchy="true">]</mo>
        </mrow>
        <mo stretchy="false">×</mo>
        <mrow>
          <mo fence="true" form="prefix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form="postfix" stretchy="true">]</mo>
        </mrow>
      </mrow>
    </mrow>
    <annotation encoding="StarMath 5.0">left [ matrix { x' ## y' ## z' ## 1 } right ] = 
left [ matrix { 1 # 0 # 0 # 0 ## 0 # cos %theta # -sen %theta # 0 ## 0 # sen %theta # cos %theta # 0 ## 0 # 0 # 0 # 1}  right ] times left [ matrix { x ## y ## z ## 1 } right ]</annotation>
  </semantics>
</math>
</file>

<file path=Object 2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row>
                  <mi>z</mi>
                  <mi>'</mi>
                </mrow>
              </mtd>
            </mtr>
            <mtr>
              <mtd>
                <mn>1</mn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row>
                    <mi>cos</mi>
                    <mi>θ</mi>
                  </mrow>
                </mtd>
                <mtd>
                  <mn>0</mn>
                </mtd>
                <mtd>
                  <mrow>
                    <mi mathvariant="italic">sen</mi>
                    <mi>θ</mi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row>
                      <mo stretchy="false">−</mo>
                      <mi mathvariant="italic">sen</mi>
                    </mrow>
                    <mi>θ</mi>
                  </mrow>
                </mtd>
                <mtd>
                  <mn>0</mn>
                </mtd>
                <mtd>
                  <mrow>
                    <mi>cos</mi>
                    <mi>θ</mi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form="postfix" stretchy="true">]</mo>
        </mrow>
        <mo stretchy="false">×</mo>
        <mrow>
          <mo fence="true" form="prefix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form="postfix" stretchy="true">]</mo>
        </mrow>
      </mrow>
    </mrow>
    <annotation encoding="StarMath 5.0">left [ matrix { x' ## y' ## z' ## 1 } right ] = 
left [ matrix { cos %theta # 0 # sen %theta # 0 ## 0 # 1 # 0 # 0 ## -sen %theta # 0 # cos %theta # 0 ## 0 # 0 # 0 # 1}  right ] times left [ matrix { x ## y ## z ## 1 } right ]</annotation>
  </semantics>
</math>
</file>

<file path=Object 3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row>
                  <mi>z</mi>
                  <mi>'</mi>
                </mrow>
              </mtd>
            </mtr>
            <mtr>
              <mtd>
                <mn>1</mn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row>
                    <mi>cos</mi>
                    <mi>θ</mi>
                  </mrow>
                </mtd>
                <mtd>
                  <mrow>
                    <mrow>
                      <mo stretchy="false">−</mo>
                      <mi mathvariant="italic">sen</mi>
                    </mrow>
                    <mi>θ</mi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i mathvariant="italic">sen</mi>
                    <mi>θ</mi>
                  </mrow>
                </mtd>
                <mtd>
                  <mrow>
                    <mi>cos</mi>
                    <mi>θ</mi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form="postfix" stretchy="true">]</mo>
        </mrow>
        <mo stretchy="false">×</mo>
        <mrow>
          <mo fence="true" form="prefix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form="postfix" stretchy="true">]</mo>
        </mrow>
      </mrow>
    </mrow>
    <annotation encoding="StarMath 5.0">left [ matrix { x' ## y' ## z' ## 1 } right ] = 
left [ matrix { cos %theta # -sen %theta # 0 # 0 ## sen %theta # cos %theta # 0 # 0 ## 0 # 0 # 1 # 0 ## 0 # 0 # 0 # 1}  right ] times left [ matrix { x ## y ## z ## 1 } right ]</annotation>
  </semantics>
</math>
</file>

<file path=Object 4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row>
                  <mi>z</mi>
                  <mi>'</mi>
                </mrow>
              </mtd>
            </mtr>
            <mtr>
              <mtd>
                <mn>1</mn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sub>
                    <mi>t</mi>
                    <mi>x</mi>
                  </msub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sub>
                    <mi>t</mi>
                    <mi>y</mi>
                  </msub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sub>
                    <mi>t</mi>
                    <mi>z</mi>
                  </msub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form="postfix" stretchy="true">]</mo>
        </mrow>
        <mo stretchy="false">×</mo>
        <mrow>
          <mo fence="true" form="prefix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form="postfix" stretchy="true">]</mo>
        </mrow>
      </mrow>
    </mrow>
    <annotation encoding="StarMath 5.0">left [ matrix { x' ## y' ## z' ## 1 } right ] = 
left [ matrix { 1 # 0 # 0 # t sub{x} ## 0 # 1 # 0 # t sub{y} ## 0 # 0 # 1 # t sub{z} ## 0 # 0 # 0 # 1}  right ] times left [ matrix { x ## y ## z ## 1 } right ]</annotation>
  </semantics>
</math>
</file>

<file path=Object 5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row>
                  <mi>z</mi>
                  <mi>'</mi>
                </mrow>
              </mtd>
            </mtr>
            <mtr>
              <mtd>
                <mn>1</mn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sub>
                    <mi>s</mi>
                    <mi>x</mi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s</mi>
                    <mi>y</mi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s</mi>
                    <mi>z</mi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form="postfix" stretchy="true">]</mo>
        </mrow>
        <mo stretchy="false">×</mo>
        <mrow>
          <mo fence="true" form="prefix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form="postfix" stretchy="true">]</mo>
        </mrow>
      </mrow>
    </mrow>
    <annotation encoding="StarMath 5.0">left [ matrix { x' ## y' ## z' ## 1 } right ] = 
left [ matrix { s sub{x} # 0 # 0 # 0 ## 0 # s sub{y} # 0 # 0 ## 0 # 0 # s sub{z} # 0 ## 0 # 0 # 0 # 1}  right ] times left [ matrix { x ## y ## z ## 1 } right ]</annotation>
  </semantics>
</math>
</file>

<file path=Object 6/content.xml><?xml version="1.0" encoding="utf-8"?>
<math xmlns="http://www.w3.org/1998/Math/MathML" display="block">
  <semantics>
    <mrow>
      <mi>T</mi>
      <mrow>
        <mo fence="true" form="prefix" stretchy="false">(</mo>
        <mrow>
          <mrow>
            <msub>
              <mi>x</mi>
              <mi>f</mi>
            </msub>
            <mi>,</mi>
            <msub>
              <mi>y</mi>
              <mi>f</mi>
            </msub>
            <mi>,</mi>
            <msub>
              <mi>z</mi>
              <mi>f</mi>
            </msub>
          </mrow>
        </mrow>
        <mo fence="true" form="postfix" stretchy="false">)</mo>
      </mrow>
      <mi>·</mi>
      <mi>S</mi>
      <mrow>
        <mo fence="true" form="prefix" stretchy="false">(</mo>
        <mrow>
          <mrow>
            <msub>
              <mi>s</mi>
              <mi>x</mi>
            </msub>
            <mi>,</mi>
            <msub>
              <mi>s</mi>
              <mi>y</mi>
            </msub>
            <mi>,</mi>
            <msub>
              <mi>s</mi>
              <mi>z</mi>
            </msub>
          </mrow>
        </mrow>
        <mo fence="true" form="postfix" stretchy="false">)</mo>
      </mrow>
      <mi>·</mi>
      <mi>T</mi>
      <mrow>
        <mo fence="true" form="prefix" stretchy="false">(</mo>
        <mrow>
          <mrow>
            <mi>−</mi>
            <msub>
              <mi>x</mi>
              <mi>f</mi>
            </msub>
            <mi>,</mi>
            <mi>−</mi>
            <msub>
              <mi>y</mi>
              <mi>f</mi>
            </msub>
            <mi>,</mi>
            <mi>−</mi>
            <msub>
              <mi>z</mi>
              <mi>f</mi>
            </msub>
          </mrow>
        </mrow>
        <mo fence="true" form="postfix" stretchy="false">)</mo>
      </mrow>
    </mrow>
    <annotation encoding="StarMath 5.0">T(x sub f, y sub f, z sub f) · S(s sub x, s sub y, s sub z) · T(−x sub f, −y sub f, −z sub f)</annotation>
  </semantics>
</math>
</file>

<file path=Object 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s</mi>
                <mi>x</mi>
              </msub>
            </mtd>
            <mtd>
              <mn>0</mn>
            </mtd>
            <mtd>
              <mn>0</mn>
            </mtd>
            <mtd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sub>
                        <mi>s</mi>
                        <mi>x</mi>
                      </msub>
                    </mrow>
                  </mrow>
                  <mo fence="true" form="postfix" stretchy="false">)</mo>
                </mrow>
                <msub>
                  <mi>x</mi>
                  <mi>f</mi>
                </msub>
              </mrow>
            </mtd>
          </mtr>
          <mtr>
            <mtd>
              <mn>0</mn>
            </mtd>
            <mtd>
              <msub>
                <mi>s</mi>
                <mi>y</mi>
              </msub>
            </mtd>
            <mtd>
              <mn>0</mn>
            </mtd>
            <mtd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sub>
                        <mi>s</mi>
                        <mi>y</mi>
                      </msub>
                    </mrow>
                  </mrow>
                  <mo fence="true" form="postfix" stretchy="false">)</mo>
                </mrow>
                <msub>
                  <mi>y</mi>
                  <mi>f</mi>
                </msub>
              </mrow>
            </mtd>
          </mtr>
          <mtr>
            <mtd>
              <mn>0</mn>
            </mtd>
            <mtd>
              <mn>0</mn>
            </mtd>
            <mtd>
              <msub>
                <mi>s</mi>
                <mi>z</mi>
              </msub>
            </mtd>
            <mtd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sub>
                        <mi>s</mi>
                        <mi>z</mi>
                      </msub>
                    </mrow>
                  </mrow>
                  <mo fence="true" form="postfix" stretchy="false">)</mo>
                </mrow>
                <msub>
                  <mi>z</mi>
                  <mi>f</mi>
                </msub>
              </mrow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</mtr>
        </mtable>
      </mrow>
      <mo fence="true" form="postfix" stretchy="true">]</mo>
    </mrow>
    <annotation encoding="StarMath 5.0">left [ matrix { s sub x # 0 # 0 # (1 - s sub x)x sub f ## 0 # s sub y # 0 # (1 - s sub y)y sub f ## 0 # 0 # s sub z # (1 - s sub z)z sub f ## 0 # 0 # 0 # 1 } right ]</annotation>
  </semantics>
</math>
</file>